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36988C3B5807A2355EB.png" manifest:media-type="image/png"/>
  <manifest:file-entry manifest:full-path="Pictures/10000201000005580000036956884CFB2E3FE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272" officeooo:paragraph-rsid="0013e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681cm" svg:y="-0.041cm" svg:width="17.972cm" svg:height="12.437cm" draw:z-index="0"><draw:image xlink:href="Pictures/10000201000005580000036956884CFB2E3FEB6A.png" xlink:type="simple" xlink:show="embed" xlink:actuate="onLoad" loext:mime-type="image/png"/></draw:frame></text:p>
      <text:p text:style-name="Standard"><draw:frame draw:style-name="fr1" draw:name="Image2" text:anchor-type="char" svg:x="-1.108cm" svg:y="1.72cm" svg:width="19.269cm" svg:height="12.296cm" draw:z-index="1"><draw:image xlink:href="Pictures/10000201000005580000036988C3B5807A2355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3:36:55.203668836</meta:creation-date>
    <dc:date>2024-11-29T13:41:18.786569145</dc:date>
    <meta:editing-duration>PT4M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